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3"/>
        <table:table-row>
          <table:table-cell office:value-type="string" office:string-value="PVM">
            <text:p>PVM</text:p>
          </table:table-cell>
          <table:table-cell office:value-type="string" office:string-value="Työtunnit">
            <text:p>Työtunnit</text:p>
          </table:table-cell>
          <table:table-cell office:value-type="string" office:string-value="Mitä tehty">
            <text:p>Mitä tehty</text:p>
          </table:table-cell>
        </table:table-row>
        <table:table-row>
          <table:table-cell office:value-type="string" office:string-value="7.2.2020">
            <text:p>7.2.2020</text:p>
          </table:table-cell>
          <table:table-cell office:value-type="float" office:value="0.5">
            <text:p>0.5</text:p>
          </table:table-cell>
          <table:table-cell office:value-type="string" office:string-value="Luin vähän tehtävänantoa ja kirjoittelin mainin ja pari funktion raakiletta, ei varsinaista koodia.">
            <text:p>Luin vähän tehtävänantoa ja kirjoittelin mainin ja pari funktion raakiletta, ei varsinaista koodia.</text:p>
          </table:table-cell>
        </table:table-row>
        <table:table-row>
          <table:table-cell office:value-type="string" office:string-value="10.2.2020">
            <text:p>10.2.2020</text:p>
          </table:table-cell>
          <table:table-cell office:value-type="float" office:value="2">
            <text:p>2</text:p>
          </table:table-cell>
          <table:table-cell office:value-type="string" office:string-value="Kirjoittelin pari funktiota, logiikat lueRivi, lisaNro, valikko ja lähes kokonaan riviTulostus. Mainia kanssa jonkin verran">
            <text:p>Kirjoittelin pari funktiota, logiikat lueRivi, lisaNro, valikko ja lähes kokonaan riviTulostus. Mainia kanssa jonkin verran</text:p>
          </table:table-cell>
        </table:table-row>
        <table:table-row>
          <table:table-cell office:value-type="string" office:string-value="11.2.2020">
            <text:p>11.2.2020</text:p>
          </table:table-cell>
          <table:table-cell office:value-type="float" office:value="0.5">
            <text:p>0.5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2</meta:editing-cycles>
    <dc:date>2020-02-11T18:20:37</dc:date>
    <meta:creation-date>2020-02-11T18:08:33</meta:creation-date>
    <dc:creator>Mikko Wrightson</dc:creator>
  </office:meta>
</office:document-meta>
</file>